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utputFormat.setIndent( int ind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utputFormat.Output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OutputFormat.setPreserveEmptyAttributes( boolean preser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utputFormat.getPreserv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Format.setAllowJava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Format.setOmitComments( boolean o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Format.getLastPrintab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utputFormat.whichMediaType( String metho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OutputFormat.setPreserveSpace( boolean preser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Format.setDoctype( String publicId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utputFormat.setLineSeparator( String lineSepar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utputFormat.getMedi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Format.getNonEscaping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Format.whichDoctypePublic( Document do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OutputFormat.getCData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Format.getStanda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Format.getEncodingInf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utputFormat.setEncoding(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utputFormat.setMethod( String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Format.setCDataElements( String [ ] cdataEle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Format.isNonEscapingElement( String tag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OutputFormat.setOmitDocumentType( boolean o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Format.setEncoding( EncodingInfo enc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utputFormat.OutputFormat( Document doc , String encoding , boolean indent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utputFormat.setOmitXMLDeclaration( boolean o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Format.setIndenting( boolean 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OutputFormat.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Format.setStandalone( boolean standal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Format.getLineWid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Format.getInden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Format.getDoctypePubl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Format.getOmitDocum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Format.get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Format.getDoctypeSys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Format.getLineSe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Format.getPreserveEmpty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utputFormat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Format.setAllowJavaNames( boolean all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Format.whichDoctypeSystem( Document do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OutputFormat.getOmitCom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Format.setMediaType( String media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Format.whichMethod( Document doc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OutputFormat.setVersion( Stri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Format.OutputFormat( Docume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utputFormat.getOmitXMLDecla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Format.setLineWidth( int lineWid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utputFormat.OutputFormat( String method , String encoding , boolean indent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utputFormat.isCDataElement( String tag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OutputFormat.setNonEscapingElements( String [ ] nonEscapingEle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Format.getInd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